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cc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OUNT</text:p>
          </table:table-cell>
          <table:table-cell table:style-name="ce5" office:value-type="string" calcext:value-type="string">
            <text:p>DAY 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AY 19</text:p>
          </table:table-cell>
          <table:table-cell table:style-name="ce5" table:formula="of:=[.D13]" office:value-type="float" office:value="12" calcext:value-type="float">
            <text:p>12</text:p>
          </table:table-cell>
          <table:table-cell table:style-name="ce5" office:value-type="string" calcext:value-type="string">
            <text:p>DAY 20</text:p>
          </table:table-cell>
          <table:table-cell table:style-name="ce5" table:formula="of:=[.G13]" office:value-type="float" office:value="8" calcext:value-type="float">
            <text:p>8</text:p>
          </table:table-cell>
          <table:table-cell table:style-name="ce5" office:value-type="string" calcext:value-type="string">
            <text:p>DAY 21</text:p>
          </table:table-cell>
          <table:table-cell table:style-name="ce10" table:formula="of:=[.I14]" office:value-type="float" office:value="5" calcext:value-type="float">
            <text:p>5</text:p>
          </table:table-cell>
          <table:table-cell table:style-name="ce5" office:value-type="string" calcext:value-type="string">
            <text:p>DAY 22</text:p>
          </table:table-cell>
          <table:table-cell table:style-name="ce5" table:formula="of:=[.K13]" office:value-type="float" office:value="1" calcext:value-type="float">
            <text:p>1</text:p>
          </table:table-cell>
          <table:table-cell table:style-name="ce11" office:value-type="string" calcext:value-type="string">
            <text:p>DAY 2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DAY 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1:00</text:p>
          </table:table-cell>
          <table:table-cell table:style-name="ce1" office:value-type="string" calcext:value-type="string">
            <text:p>3:30</text:p>
          </table:table-cell>
          <table:table-cell table:style-name="ce4" office:value-type="string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D2]+[.E$1]&gt;16;[.$D2]+[.E$1]-16;[.$D2]+[.E$1])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IF([.$D2]+[.G$1]&gt;16;[.$D2]+[.G$1]-16;[.$D2]+[.G$1])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IF([.$D2]+[.I$1]&gt;16;[.$D2]+[.I$1]-16;[.$D2]+[.I$1]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D2]+[.K$1]&gt;16;[.$D2]+[.K$1]-16;[.$D2]+[.K$1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D2]+[.M$1]&gt;16;[.$D2]+[.M$1]-16;[.$D2]+[.M$1])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IF([.$D2]+[.O$1]&gt;16;[.$D2]+[.O$1]-16;[.$D2]+[.O$1])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2" table:number-columns-repeated="1001"/>
        </table:table-row>
        <table:table-row table:style-name="ro1">
          <table:table-cell table:style-name="ce1" office:value-type="string" calcext:value-type="string">
            <text:p>3:00</text:p>
          </table:table-cell>
          <table:table-cell table:style-name="ce1" office:value-type="string" calcext:value-type="string">
            <text:p>5:30</text:p>
          </table:table-cell>
          <table:table-cell table:style-name="ce4" office:value-type="string" calcext:value-type="string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D3]+[.E$1]&gt;16;[.$D3]+[.E$1]-16;[.$D3]+[.E$1])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IF([.$D3]+[.G$1]&gt;16;[.$D3]+[.G$1]-16;[.$D3]+[.G$1])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IF([.$D3]+[.I$1]&gt;16;[.$D3]+[.I$1]-16;[.$D3]+[.I$1])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IF([.$D3]+[.K$1]&gt;16;[.$D3]+[.K$1]-16;[.$D3]+[.K$1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D3]+[.M$1]&gt;16;[.$D3]+[.M$1]-16;[.$D3]+[.M$1])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IF([.$D3]+[.O$1]&gt;16;[.$D3]+[.O$1]-16;[.$D3]+[.O$1])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1001"/>
        </table:table-row>
        <table:table-row table:style-name="ro1">
          <table:table-cell table:style-name="ce1" office:value-type="string" calcext:value-type="string">
            <text:p>5:00</text:p>
          </table:table-cell>
          <table:table-cell table:style-name="ce1" office:value-type="string" calcext:value-type="string">
            <text:p>7:30</text:p>
          </table:table-cell>
          <table:table-cell table:style-name="ce4" office:value-type="string" calcext:value-type="string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D4]+[.E$1]&gt;16;[.$D4]+[.E$1]-16;[.$D4]+[.E$1])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IF([.$D4]+[.G$1]&gt;16;[.$D4]+[.G$1]-16;[.$D4]+[.G$1])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IF([.$D4]+[.I$1]&gt;16;[.$D4]+[.I$1]-16;[.$D4]+[.I$1])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IF([.$D4]+[.K$1]&gt;16;[.$D4]+[.K$1]-16;[.$D4]+[.K$1]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D4]+[.M$1]&gt;16;[.$D4]+[.M$1]-16;[.$D4]+[.M$1])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IF([.$D4]+[.O$1]&gt;16;[.$D4]+[.O$1]-16;[.$D4]+[.O$1])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7:00</text:p>
          </table:table-cell>
          <table:table-cell table:style-name="ce1" office:value-type="string" calcext:value-type="string">
            <text:p>9:30</text:p>
          </table:table-cell>
          <table:table-cell table:style-name="ce4" office:value-type="string" calcext:value-type="string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D5]+[.E$1]&gt;16;[.$D5]+[.E$1]-16;[.$D5]+[.E$1])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IF([.$D5]+[.G$1]&gt;16;[.$D5]+[.G$1]-16;[.$D5]+[.G$1])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D5]+[.I$1]&gt;16;[.$D5]+[.I$1]-16;[.$D5]+[.I$1])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IF([.$D5]+[.K$1]&gt;16;[.$D5]+[.K$1]-16;[.$D5]+[.K$1]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D5]+[.M$1]&gt;16;[.$D5]+[.M$1]-16;[.$D5]+[.M$1])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D5]+[.O$1]&gt;16;[.$D5]+[.O$1]-16;[.$D5]+[.O$1])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9:00</text:p>
          </table:table-cell>
          <table:table-cell table:style-name="ce1" office:value-type="string" calcext:value-type="string">
            <text:p>11:30</text:p>
          </table:table-cell>
          <table:table-cell table:style-name="ce4" office:value-type="string" calcext:value-type="string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D6]+[.E$1]&gt;16;[.$D6]+[.E$1]-16;[.$D6]+[.E$1])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D6]+[.G$1]&gt;16;[.$D6]+[.G$1]-16;[.$D6]+[.G$1])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IF([.$D6]+[.I$1]&gt;16;[.$D6]+[.I$1]-16;[.$D6]+[.I$1])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IF([.$D6]+[.K$1]&gt;16;[.$D6]+[.K$1]-16;[.$D6]+[.K$1])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D6]+[.M$1]&gt;16;[.$D6]+[.M$1]-16;[.$D6]+[.M$1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D6]+[.O$1]&gt;16;[.$D6]+[.O$1]-16;[.$D6]+[.O$1])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11:00</text:p>
          </table:table-cell>
          <table:table-cell table:style-name="ce1" office:value-type="string" calcext:value-type="string">
            <text:p>13:30</text:p>
          </table:table-cell>
          <table:table-cell table:style-name="ce4" office:value-type="string" calcext:value-type="string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D7]+[.E$1]&gt;16;[.$D7]+[.E$1]-16;[.$D7]+[.E$1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D7]+[.G$1]&gt;16;[.$D7]+[.G$1]-16;[.$D7]+[.G$1])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IF([.$D7]+[.I$1]&gt;16;[.$D7]+[.I$1]-16;[.$D7]+[.I$1])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IF([.$D7]+[.K$1]&gt;16;[.$D7]+[.K$1]-16;[.$D7]+[.K$1])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IF([.$D7]+[.M$1]&gt;16;[.$D7]+[.M$1]-16;[.$D7]+[.M$1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D7]+[.O$1]&gt;16;[.$D7]+[.O$1]-16;[.$D7]+[.O$1])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13:00</text:p>
          </table:table-cell>
          <table:table-cell table:style-name="ce1" office:value-type="string" calcext:value-type="string">
            <text:p>15:30</text:p>
          </table:table-cell>
          <table:table-cell table:style-name="ce4" office:value-type="string" calcext:value-type="string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IF([.$D8]+[.E$1]&gt;16;[.$D8]+[.E$1]-16;[.$D8]+[.E$1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D8]+[.G$1]&gt;16;[.$D8]+[.G$1]-16;[.$D8]+[.G$1])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IF([.$D8]+[.I$1]&gt;16;[.$D8]+[.I$1]-16;[.$D8]+[.I$1])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D8]+[.K$1]&gt;16;[.$D8]+[.K$1]-16;[.$D8]+[.K$1])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IF([.$D8]+[.M$1]&gt;16;[.$D8]+[.M$1]-16;[.$D8]+[.M$1]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D8]+[.O$1]&gt;16;[.$D8]+[.O$1]-16;[.$D8]+[.O$1])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15:00</text:p>
          </table:table-cell>
          <table:table-cell table:style-name="ce1" office:value-type="string" calcext:value-type="string">
            <text:p>17:30</text:p>
          </table:table-cell>
          <table:table-cell table:style-name="ce4" office:value-type="string" calcext:value-type="string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IF([.$D9]+[.E$1]&gt;16;[.$D9]+[.E$1]-16;[.$D9]+[.E$1]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D9]+[.G$1]&gt;16;[.$D9]+[.G$1]-16;[.$D9]+[.G$1])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IF([.$D9]+[.I$1]&gt;16;[.$D9]+[.I$1]-16;[.$D9]+[.I$1])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IF([.$D9]+[.K$1]&gt;16;[.$D9]+[.K$1]-16;[.$D9]+[.K$1])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IF([.$D9]+[.M$1]&gt;16;[.$D9]+[.M$1]-16;[.$D9]+[.M$1]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D9]+[.O$1]&gt;16;[.$D9]+[.O$1]-16;[.$D9]+[.O$1])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17:00</text:p>
          </table:table-cell>
          <table:table-cell table:style-name="ce1" office:value-type="string" calcext:value-type="string">
            <text:p>19:30</text:p>
          </table:table-cell>
          <table:table-cell table:style-name="ce4" office:value-type="string" calcext:value-type="string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IF([.$D10]+[.E$1]&gt;16;[.$D10]+[.E$1]-16;[.$D10]+[.E$1]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D10]+[.G$1]&gt;16;[.$D10]+[.G$1]-16;[.$D10]+[.G$1])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D10]+[.I$1]&gt;16;[.$D10]+[.I$1]-16;[.$D10]+[.I$1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IF([.$D10]+[.K$1]&gt;16;[.$D10]+[.K$1]-16;[.$D10]+[.K$1])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IF([.$D10]+[.M$1]&gt;16;[.$D10]+[.M$1]-16;[.$D10]+[.M$1])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D10]+[.O$1]&gt;16;[.$D10]+[.O$1]-16;[.$D10]+[.O$1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19:00</text:p>
          </table:table-cell>
          <table:table-cell table:style-name="ce1" office:value-type="string" calcext:value-type="string">
            <text:p>21:30</text:p>
          </table:table-cell>
          <table:table-cell table:style-name="ce4" office:value-type="string" calcext:value-type="string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IF([.$D11]+[.E$1]&gt;16;[.$D11]+[.E$1]-16;[.$D11]+[.E$1])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D11]+[.G$1]&gt;16;[.$D11]+[.G$1]-16;[.$D11]+[.G$1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D11]+[.I$1]&gt;16;[.$D11]+[.I$1]-16;[.$D11]+[.I$1])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IF([.$D11]+[.K$1]&gt;16;[.$D11]+[.K$1]-16;[.$D11]+[.K$1])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IF([.$D11]+[.M$1]&gt;16;[.$D11]+[.M$1]-16;[.$D11]+[.M$1])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IF([.$D11]+[.O$1]&gt;16;[.$D11]+[.O$1]-16;[.$D11]+[.O$1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21:00</text:p>
          </table:table-cell>
          <table:table-cell table:style-name="ce1" office:value-type="string" calcext:value-type="string">
            <text:p>23:30</text:p>
          </table:table-cell>
          <table:table-cell table:style-name="ce4" office:value-type="string" calcext:value-type="string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IF([.$D12]+[.E$1]&gt;16;[.$D12]+[.E$1]-16;[.$D12]+[.E$1])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IF([.$D12]+[.G$1]&gt;16;[.$D12]+[.G$1]-16;[.$D12]+[.G$1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D12]+[.I$1]&gt;16;[.$D12]+[.I$1]-16;[.$D12]+[.I$1])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IF([.$D12]+[.K$1]&gt;16;[.$D12]+[.K$1]-16;[.$D12]+[.K$1])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D12]+[.M$1]&gt;16;[.$D12]+[.M$1]-16;[.$D12]+[.M$1])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IF([.$D12]+[.O$1]&gt;16;[.$D12]+[.O$1]-16;[.$D12]+[.O$1]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 table:style-name="ce1" office:value-type="string" calcext:value-type="string">
            <text:p>23:00</text:p>
          </table:table-cell>
          <table:table-cell table:style-name="ce1" office:value-type="string" calcext:value-type="string">
            <text:p>1:30</text:p>
          </table:table-cell>
          <table:table-cell table:style-name="ce4" office:value-type="string" calcext:value-type="string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D13]+[.E$1]&gt;16;[.$D13]+[.E$1]-16;[.$D13]+[.E$1])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IF([.$D13]+[.G$1]&gt;16;[.$D13]+[.G$1]-16;[.$D13]+[.G$1]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D13]+[.I$1]&gt;16;[.$D13]+[.I$1]-16;[.$D13]+[.I$1])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D13]+[.K$1]&gt;16;[.$D13]+[.K$1]-16;[.$D13]+[.K$1])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IF([.$D13]+[.M$1]&gt;16;[.$D13]+[.M$1]-16;[.$D13]+[.M$1])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IF([.$D13]+[.O$1]&gt;16;[.$D13]+[.O$1]-16;[.$D13]+[.O$1]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9" table:number-columns-repeated="988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/>
          <table:table-cell table:style-name="ce5" table:number-columns-repeated="3"/>
          <table:table-cell table:style-name="ce10" office:value-type="float" office:value="5" calcext:value-type="float">
            <text:p>5</text:p>
          </table:table-cell>
          <table:table-cell table:style-name="ce5" table:number-columns-repeated="2"/>
          <table:table-cell table:style-name="ce3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3" table:number-columns-repeated="2"/>
          <table:table-cell table:style-name="ce5"/>
          <table:table-cell table:style-name="ce3"/>
          <table:table-cell table:style-name="ce5" table:number-columns-repeated="6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3"/>
          <table:table-cell table:style-name="ce7" table:number-columns-repeated="4"/>
          <table:table-cell table:style-name="ce2" table:number-columns-repeated="1013"/>
        </table:table-row>
        <table:table-row table:style-name="ro1" table:number-rows-repeated="3">
          <table:table-cell/>
          <table:table-cell table:style-name="ce3" table:number-columns-repeated="2"/>
          <table:table-cell table:style-name="ce5"/>
          <table:table-cell table:style-name="ce3" table:number-columns-repeated="3"/>
          <table:table-cell table:style-name="ce5" table:number-columns-repeated="4"/>
          <table:table-cell table:style-name="ce3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1"/>
        </table:table-row>
        <table:table-row table:style-name="ro1" table:number-rows-repeated="2">
          <table:table-cell/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3" table:number-columns-repeated="6"/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6"/>
          <table:table-cell table:style-name="ce3"/>
          <table:table-cell table:style-name="ce5" table:number-columns-repeated="2"/>
          <table:table-cell table:style-name="ce3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3" table:number-columns-repeated="6"/>
          <table:table-cell table:number-columns-repeated="1011"/>
        </table:table-row>
        <table:table-row table:style-name="ro1" table:number-rows-repeated="4">
          <table:table-cell table:number-columns-repeated="3"/>
          <table:table-cell table:style-name="ce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/00/00</text:date>, <text:time style:data-style-name="N2" text:time-value="08:13:15.086321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30:27.094715543</meta:creation-date>
    <dc:date>2018-11-19T09:09:43.126523482</dc:date>
    <meta:editing-duration>PT1H1M44S</meta:editing-duration>
    <meta:editing-cycles>16</meta:editing-cycles>
    <meta:generator>LibreOffice/5.1.6.2$Linux_X86_64 LibreOffice_project/10m0$Build-2</meta:generator>
    <meta:document-statistic meta:table-count="1" meta:cell-count="298" meta:object-count="0"/>
  </office:meta>
</office:document-meta>
</file>